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320.72mm" svg:height="110.24mm" svg:x="0mm" svg:y="96.43mm">
            <draw:object draw:notify-on-update-of-ranges="Φύλλο1.A3:Φύλλο1.A20 Φύλλο1.C2:Φύλλο1.C2 Φύλλο1.C3:Φύλλο1.C20 Φύλλο1.D2:Φύλλο1.D2 Φύλλο1.D3:Φύλλο1.D20 Φύλλο1.F2:Φύλλο1.F2 Φύλλο1.F3:Φύλλο1.F20 Φύλλο1.G2:Φύλλο1.G2 Φύλλο1.G3:Φύλλο1.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3" table:number-rows-spanned="1">
            <text:p>Binary tree max heap</text:p>
          </table:table-cell>
          <table:covered-table-cell table:style-name="ce10"/>
          <table:covered-table-cell/>
          <table:table-cell table:style-name="ce9" office:value-type="string" calcext:value-type="string" table:number-columns-spanned="3" table:number-rows-spanned="1">
            <text:p>linked list max heap</text:p>
          </table:table-cell>
          <table:covered-table-cell table:style-name="ce10"/>
          <table:covered-table-cell/>
          <table:table-cell/>
        </table:table-row>
        <table:table-row table:style-name="ro2">
          <table:table-cell table:style-name="ce4" office:value-type="string" calcext:value-type="string">
            <text:p>elements QTY</text:p>
          </table:table-cell>
          <table:table-cell table:style-name="ce4" office:value-type="string" calcext:value-type="string">
            <text:p>BT Time elasped(sec)</text:p>
          </table:table-cell>
          <table:table-cell table:style-name="ce4" office:value-type="string" calcext:value-type="string">
            <text:p>BT Heap measured increase</text:p>
          </table:table-cell>
          <table:table-cell table:style-name="ce4" office:value-type="string" calcext:value-type="string">
            <text:p>BT Heap theoretical increase</text:p>
          </table:table-cell>
          <table:table-cell table:style-name="ce4" office:value-type="string" calcext:value-type="string">
            <text:p>LL Time elasped(sec)</text:p>
          </table:table-cell>
          <table:table-cell table:style-name="ce4" office:value-type="string" calcext:value-type="string">
            <text:p>LL Heap measured increase</text:p>
          </table:table-cell>
          <table:table-cell table:style-name="ce4" office:value-type="string" calcext:value-type="string">
            <text:p>LL Heap theoretical increase</text:p>
          </table:table-cell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0004" calcext:value-type="float">
            <text:p>4E-06</text:p>
          </table:table-cell>
          <table:table-cell table:style-name="ce7" table:formula="of:=[.B3]/[.B3]" office:value-type="percentage" office:value="1" calcext:value-type="percentage">
            <text:p>100,00%</text:p>
          </table:table-cell>
          <table:table-cell table:style-name="ce7" table:formula="of:=2*(1+LOG(2;2)/LOG([.A3];2))" office:value-type="percentage" office:value="4" calcext:value-type="percentage">
            <text:p>400,00%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7" table:formula="of:=[.E3]/[.E3]" office:value-type="percentage" office:value="1" calcext:value-type="percentage">
            <text:p>100,00%</text:p>
          </table:table-cell>
          <table:table-cell table:style-name="ce7" table:formula="of:=2*(2*[.D3]+1)/([.D3]+1)" office:value-type="percentage" office:value="3.6" calcext:value-type="percentage">
            <text:p>360,00%</text:p>
          </table:table-cell>
          <table:table-cell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0005" calcext:value-type="float">
            <text:p>5E-06</text:p>
          </table:table-cell>
          <table:table-cell table:style-name="ce7" table:formula="of:=[.B4]/[.B3]" office:value-type="percentage" office:value="1.25" calcext:value-type="percentage">
            <text:p>125,00%</text:p>
          </table:table-cell>
          <table:table-cell table:style-name="ce7" table:formula="of:=2*(1+LOG(2;2)/LOG([.A4];2))" office:value-type="percentage" office:value="3" calcext:value-type="percentage">
            <text:p>300,00%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7" table:formula="of:=[.E4]/[.E3]" office:value-type="percentage" office:value="1" calcext:value-type="percentage">
            <text:p>100,00%</text:p>
          </table:table-cell>
          <table:table-cell table:style-name="ce7" table:formula="of:=2*(2*[.D4]+1)/([.D4]+1)" office:value-type="percentage" office:value="3.5" calcext:value-type="percentage">
            <text:p>350,00%</text:p>
          </table:table-cell>
          <table:table-cell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0.000004" calcext:value-type="float">
            <text:p>4E-06</text:p>
          </table:table-cell>
          <table:table-cell table:style-name="ce7" table:formula="of:=[.B5]/[.B4]" office:value-type="percentage" office:value="0.8" calcext:value-type="percentage">
            <text:p>80,00%</text:p>
          </table:table-cell>
          <table:table-cell table:style-name="ce7" table:formula="of:=2*(1+LOG(2;2)/LOG([.A5];2))" office:value-type="percentage" office:value="2.66666666666667" calcext:value-type="percentage">
            <text:p>266,67%</text:p>
          </table:table-cell>
          <table:table-cell table:style-name="ce5" office:value-type="float" office:value="0.000001" calcext:value-type="float">
            <text:p>1E-06</text:p>
          </table:table-cell>
          <table:table-cell table:style-name="ce7" table:formula="of:=[.E5]/[.E4]" office:value-type="percentage" office:value="1" calcext:value-type="percentage">
            <text:p>100,00%</text:p>
          </table:table-cell>
          <table:table-cell table:style-name="ce7" table:formula="of:=2*(2*[.D5]+1)/([.D5]+1)" office:value-type="percentage" office:value="3.45454545454545" calcext:value-type="percentage">
            <text:p>345,45%</text:p>
          </table:table-cell>
          <table:table-cell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000017" calcext:value-type="float">
            <text:p>1,7E-05</text:p>
          </table:table-cell>
          <table:table-cell table:style-name="ce7" table:formula="of:=[.B6]/[.B5]" office:value-type="percentage" office:value="4.25" calcext:value-type="percentage">
            <text:p>425,00%</text:p>
          </table:table-cell>
          <table:table-cell table:style-name="ce7" table:formula="of:=2*(1+LOG(2;2)/LOG([.A6];2))" office:value-type="percentage" office:value="2.5" calcext:value-type="percentage">
            <text:p>250,00%</text:p>
          </table:table-cell>
          <table:table-cell table:style-name="ce5" office:value-type="float" office:value="0.000002" calcext:value-type="float">
            <text:p>2E-06</text:p>
          </table:table-cell>
          <table:table-cell table:style-name="ce7" table:formula="of:=[.E6]/[.E5]" office:value-type="percentage" office:value="2" calcext:value-type="percentage">
            <text:p>200,00%</text:p>
          </table:table-cell>
          <table:table-cell table:style-name="ce7" table:formula="of:=2*(2*[.D6]+1)/([.D6]+1)" office:value-type="percentage" office:value="3.42857142857143" calcext:value-type="percentage">
            <text:p>342,86%</text:p>
          </table:table-cell>
          <table:table-cell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000035" calcext:value-type="float">
            <text:p>3,5E-05</text:p>
          </table:table-cell>
          <table:table-cell table:style-name="ce7" table:formula="of:=[.B7]/[.B6]" office:value-type="percentage" office:value="2.05882352941176" calcext:value-type="percentage">
            <text:p>205,88%</text:p>
          </table:table-cell>
          <table:table-cell table:style-name="ce7" table:formula="of:=2*(1+LOG(2;2)/LOG([.A7];2))" office:value-type="percentage" office:value="2.4" calcext:value-type="percentage">
            <text:p>240,00%</text:p>
          </table:table-cell>
          <table:table-cell table:style-name="ce5" office:value-type="float" office:value="0.000005" calcext:value-type="float">
            <text:p>5E-06</text:p>
          </table:table-cell>
          <table:table-cell table:style-name="ce7" table:formula="of:=[.E7]/[.E6]" office:value-type="percentage" office:value="2.5" calcext:value-type="percentage">
            <text:p>250,00%</text:p>
          </table:table-cell>
          <table:table-cell table:style-name="ce7" table:formula="of:=2*(2*[.D7]+1)/([.D7]+1)" office:value-type="percentage" office:value="3.41176470588235" calcext:value-type="percentage">
            <text:p>341,18%</text:p>
          </table:table-cell>
          <table:table-cell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000098" calcext:value-type="float">
            <text:p>9,8E-05</text:p>
          </table:table-cell>
          <table:table-cell table:style-name="ce7" table:formula="of:=[.B8]/[.B7]" office:value-type="percentage" office:value="2.8" calcext:value-type="percentage">
            <text:p>280,00%</text:p>
          </table:table-cell>
          <table:table-cell table:style-name="ce7" table:formula="of:=2*(1+LOG(2;2)/LOG([.A8];2))" office:value-type="percentage" office:value="2.33333333333333" calcext:value-type="percentage">
            <text:p>233,33%</text:p>
          </table:table-cell>
          <table:table-cell table:style-name="ce5" office:value-type="float" office:value="0.000013" calcext:value-type="float">
            <text:p>1,3E-05</text:p>
          </table:table-cell>
          <table:table-cell table:style-name="ce7" table:formula="of:=[.E8]/[.E7]" office:value-type="percentage" office:value="2.6" calcext:value-type="percentage">
            <text:p>260,00%</text:p>
          </table:table-cell>
          <table:table-cell table:style-name="ce7" table:formula="of:=2*(2*[.D8]+1)/([.D8]+1)" office:value-type="percentage" office:value="3.4" calcext:value-type="percentage">
            <text:p>340,00%</text:p>
          </table:table-cell>
          <table:table-cell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.000261" calcext:value-type="float">
            <text:p>0,000261</text:p>
          </table:table-cell>
          <table:table-cell table:style-name="ce7" table:formula="of:=[.B9]/[.B8]" office:value-type="percentage" office:value="2.66326530612245" calcext:value-type="percentage">
            <text:p>266,33%</text:p>
          </table:table-cell>
          <table:table-cell table:style-name="ce7" table:formula="of:=2*(1+LOG(2;2)/LOG([.A9];2))" office:value-type="percentage" office:value="2.28571428571429" calcext:value-type="percentage">
            <text:p>228,57%</text:p>
          </table:table-cell>
          <table:table-cell table:style-name="ce5" office:value-type="float" office:value="0.000045" calcext:value-type="float">
            <text:p>4,5E-05</text:p>
          </table:table-cell>
          <table:table-cell table:style-name="ce7" table:formula="of:=[.E9]/[.E8]" office:value-type="percentage" office:value="3.46153846153846" calcext:value-type="percentage">
            <text:p>346,15%</text:p>
          </table:table-cell>
          <table:table-cell table:style-name="ce7" table:formula="of:=2*(2*[.D9]+1)/([.D9]+1)" office:value-type="percentage" office:value="3.39130434782609" calcext:value-type="percentage">
            <text:p>339,13%</text:p>
          </table:table-cell>
          <table:table-cell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0.000615" calcext:value-type="float">
            <text:p>0,000615</text:p>
          </table:table-cell>
          <table:table-cell table:style-name="ce7" table:formula="of:=[.B10]/[.B9]" office:value-type="percentage" office:value="2.35632183908046" calcext:value-type="percentage">
            <text:p>235,63%</text:p>
          </table:table-cell>
          <table:table-cell table:style-name="ce7" table:formula="of:=2*(1+LOG(2;2)/LOG([.A10];2))" office:value-type="percentage" office:value="2.25" calcext:value-type="percentage">
            <text:p>225,00%</text:p>
          </table:table-cell>
          <table:table-cell table:style-name="ce5" office:value-type="float" office:value="0.000153" calcext:value-type="float">
            <text:p>0,000153</text:p>
          </table:table-cell>
          <table:table-cell table:style-name="ce7" table:formula="of:=[.E10]/[.E9]" office:value-type="percentage" office:value="3.4" calcext:value-type="percentage">
            <text:p>340,00%</text:p>
          </table:table-cell>
          <table:table-cell table:style-name="ce7" table:formula="of:=2*(2*[.D10]+1)/([.D10]+1)" office:value-type="percentage" office:value="3.38461538461538" calcext:value-type="percentage">
            <text:p>338,46%</text:p>
          </table:table-cell>
          <table:table-cell/>
        </table:table-row>
        <table:table-row table:style-name="ro2"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0.001495" calcext:value-type="float">
            <text:p>0,001495</text:p>
          </table:table-cell>
          <table:table-cell table:style-name="ce7" table:formula="of:=[.B11]/[.B10]" office:value-type="percentage" office:value="2.43089430894309" calcext:value-type="percentage">
            <text:p>243,09%</text:p>
          </table:table-cell>
          <table:table-cell table:style-name="ce7" table:formula="of:=2*(1+LOG(2;2)/LOG([.A11];2))" office:value-type="percentage" office:value="2.22222222222222" calcext:value-type="percentage">
            <text:p>222,22%</text:p>
          </table:table-cell>
          <table:table-cell table:style-name="ce5" office:value-type="float" office:value="0.000572" calcext:value-type="float">
            <text:p>0,000572</text:p>
          </table:table-cell>
          <table:table-cell table:style-name="ce7" table:formula="of:=[.E11]/[.E10]" office:value-type="percentage" office:value="3.73856209150327" calcext:value-type="percentage">
            <text:p>373,86%</text:p>
          </table:table-cell>
          <table:table-cell table:style-name="ce7" table:formula="of:=2*(2*[.D11]+1)/([.D11]+1)" office:value-type="percentage" office:value="3.37931034482759" calcext:value-type="percentage">
            <text:p>337,93%</text:p>
          </table:table-cell>
          <table:table-cell/>
        </table:table-row>
        <table:table-row table:style-name="ro2"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0.003457" calcext:value-type="float">
            <text:p>0,003457</text:p>
          </table:table-cell>
          <table:table-cell table:style-name="ce7" table:formula="of:=[.B12]/[.B11]" office:value-type="percentage" office:value="2.3123745819398" calcext:value-type="percentage">
            <text:p>231,24%</text:p>
          </table:table-cell>
          <table:table-cell table:style-name="ce7" table:formula="of:=2*(1+LOG(2;2)/LOG([.A12];2))" office:value-type="percentage" office:value="2.2" calcext:value-type="percentage">
            <text:p>220,00%</text:p>
          </table:table-cell>
          <table:table-cell table:style-name="ce5" office:value-type="float" office:value="0.002317" calcext:value-type="float">
            <text:p>0,002317</text:p>
          </table:table-cell>
          <table:table-cell table:style-name="ce7" table:formula="of:=[.E12]/[.E11]" office:value-type="percentage" office:value="4.0506993006993" calcext:value-type="percentage">
            <text:p>405,07%</text:p>
          </table:table-cell>
          <table:table-cell table:style-name="ce7" table:formula="of:=2*(2*[.D12]+1)/([.D12]+1)" office:value-type="percentage" office:value="3.375" calcext:value-type="percentage">
            <text:p>337,50%</text:p>
          </table:table-cell>
          <table:table-cell/>
        </table:table-row>
        <table:table-row table:style-name="ro2"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0.007606" calcext:value-type="float">
            <text:p>0,007606</text:p>
          </table:table-cell>
          <table:table-cell table:style-name="ce7" table:formula="of:=[.B13]/[.B12]" office:value-type="percentage" office:value="2.20017356089095" calcext:value-type="percentage">
            <text:p>220,02%</text:p>
          </table:table-cell>
          <table:table-cell table:style-name="ce7" table:formula="of:=2*(1+LOG(2;2)/LOG([.A13];2))" office:value-type="percentage" office:value="2.18181818181818" calcext:value-type="percentage">
            <text:p>218,18%</text:p>
          </table:table-cell>
          <table:table-cell table:style-name="ce5" office:value-type="float" office:value="0.007546" calcext:value-type="float">
            <text:p>0,007546</text:p>
          </table:table-cell>
          <table:table-cell table:style-name="ce7" table:formula="of:=[.E13]/[.E12]" office:value-type="percentage" office:value="3.25679758308157" calcext:value-type="percentage">
            <text:p>325,68%</text:p>
          </table:table-cell>
          <table:table-cell table:style-name="ce7" table:formula="of:=2*(2*[.D13]+1)/([.D13]+1)" office:value-type="percentage" office:value="3.37142857142857" calcext:value-type="percentage">
            <text:p>337,14%</text:p>
          </table:table-cell>
          <table:table-cell/>
        </table:table-row>
        <table:table-row table:style-name="ro2"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0.014821" calcext:value-type="float">
            <text:p>0,014821</text:p>
          </table:table-cell>
          <table:table-cell table:style-name="ce7" table:formula="of:=[.B14]/[.B13]" office:value-type="percentage" office:value="1.9485932158822" calcext:value-type="percentage">
            <text:p>194,86%</text:p>
          </table:table-cell>
          <table:table-cell table:style-name="ce7" table:formula="of:=2*(1+LOG(2;2)/LOG([.A14];2))" office:value-type="percentage" office:value="2.16666666666667" calcext:value-type="percentage">
            <text:p>216,67%</text:p>
          </table:table-cell>
          <table:table-cell table:style-name="ce5" office:value-type="float" office:value="0.029767" calcext:value-type="float">
            <text:p>0,029767</text:p>
          </table:table-cell>
          <table:table-cell table:style-name="ce7" table:formula="of:=[.E14]/[.E13]" office:value-type="percentage" office:value="3.94473893453485" calcext:value-type="percentage">
            <text:p>394,47%</text:p>
          </table:table-cell>
          <table:table-cell table:style-name="ce7" table:formula="of:=2*(2*[.D14]+1)/([.D14]+1)" office:value-type="percentage" office:value="3.36842105263158" calcext:value-type="percentage">
            <text:p>336,84%</text:p>
          </table:table-cell>
          <table:table-cell/>
        </table:table-row>
        <table:table-row table:style-name="ro2">
          <table:table-cell table:style-name="ce5" office:value-type="float" office:value="8192" calcext:value-type="float">
            <text:p>8192</text:p>
          </table:table-cell>
          <table:table-cell table:style-name="ce5" office:value-type="float" office:value="0.033984" calcext:value-type="float">
            <text:p>0,033984</text:p>
          </table:table-cell>
          <table:table-cell table:style-name="ce7" table:formula="of:=[.B15]/[.B14]" office:value-type="percentage" office:value="2.29296268807773" calcext:value-type="percentage">
            <text:p>229,30%</text:p>
          </table:table-cell>
          <table:table-cell table:style-name="ce7" table:formula="of:=2*(1+LOG(2;2)/LOG([.A15];2))" office:value-type="percentage" office:value="2.15384615384615" calcext:value-type="percentage">
            <text:p>215,38%</text:p>
          </table:table-cell>
          <table:table-cell table:style-name="ce5" office:value-type="float" office:value="0.129908" calcext:value-type="float">
            <text:p>0,129908</text:p>
          </table:table-cell>
          <table:table-cell table:style-name="ce7" table:formula="of:=[.E15]/[.E14]" office:value-type="percentage" office:value="4.36416165552457" calcext:value-type="percentage">
            <text:p>436,42%</text:p>
          </table:table-cell>
          <table:table-cell table:style-name="ce7" table:formula="of:=2*(2*[.D15]+1)/([.D15]+1)" office:value-type="percentage" office:value="3.36585365853659" calcext:value-type="percentage">
            <text:p>336,59%</text:p>
          </table:table-cell>
          <table:table-cell/>
        </table:table-row>
        <table:table-row table:style-name="ro2">
          <table:table-cell table:style-name="ce5" office:value-type="float" office:value="16384" calcext:value-type="float">
            <text:p>16384</text:p>
          </table:table-cell>
          <table:table-cell table:style-name="ce5" office:value-type="float" office:value="0.076374" calcext:value-type="float">
            <text:p>0,076374</text:p>
          </table:table-cell>
          <table:table-cell table:style-name="ce7" table:formula="of:=[.B16]/[.B15]" office:value-type="percentage" office:value="2.24735169491525" calcext:value-type="percentage">
            <text:p>224,74%</text:p>
          </table:table-cell>
          <table:table-cell table:style-name="ce7" table:formula="of:=2*(1+LOG(2;2)/LOG([.A16];2))" office:value-type="percentage" office:value="2.14285714285714" calcext:value-type="percentage">
            <text:p>214,29%</text:p>
          </table:table-cell>
          <table:table-cell table:style-name="ce5" office:value-type="float" office:value="0.519874" calcext:value-type="float">
            <text:p>0,519874</text:p>
          </table:table-cell>
          <table:table-cell table:style-name="ce7" table:formula="of:=[.E16]/[.E15]" office:value-type="percentage" office:value="4.00186285679096" calcext:value-type="percentage">
            <text:p>400,19%</text:p>
          </table:table-cell>
          <table:table-cell table:style-name="ce7" table:formula="of:=2*(2*[.D16]+1)/([.D16]+1)" office:value-type="percentage" office:value="3.36363636363636" calcext:value-type="percentage">
            <text:p>336,36%</text:p>
          </table:table-cell>
          <table:table-cell/>
        </table:table-row>
        <table:table-row table:style-name="ro2"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0.163747" calcext:value-type="float">
            <text:p>0,163747</text:p>
          </table:table-cell>
          <table:table-cell table:style-name="ce7" table:formula="of:=[.B17]/[.B16]" office:value-type="percentage" office:value="2.14401497891953" calcext:value-type="percentage">
            <text:p>214,40%</text:p>
          </table:table-cell>
          <table:table-cell table:style-name="ce7" table:formula="of:=2*(1+LOG(2;2)/LOG([.A17];2))" office:value-type="percentage" office:value="2.13333333333333" calcext:value-type="percentage">
            <text:p>213,33%</text:p>
          </table:table-cell>
          <table:table-cell table:style-name="ce5" office:value-type="float" office:value="2.238681" calcext:value-type="float">
            <text:p>2,238681</text:p>
          </table:table-cell>
          <table:table-cell table:style-name="ce7" table:formula="of:=[.E17]/[.E16]" office:value-type="percentage" office:value="4.30619919442019" calcext:value-type="percentage">
            <text:p>430,62%</text:p>
          </table:table-cell>
          <table:table-cell table:style-name="ce7" table:formula="of:=2*(2*[.D17]+1)/([.D17]+1)" office:value-type="percentage" office:value="3.36170212765957" calcext:value-type="percentage">
            <text:p>336,17%</text:p>
          </table:table-cell>
          <table:table-cell/>
        </table:table-row>
        <table:table-row table:style-name="ro2"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0.344647" calcext:value-type="float">
            <text:p>0,344647</text:p>
          </table:table-cell>
          <table:table-cell table:style-name="ce7" table:formula="of:=[.B18]/[.B17]" office:value-type="percentage" office:value="2.10475306417827" calcext:value-type="percentage">
            <text:p>210,48%</text:p>
          </table:table-cell>
          <table:table-cell table:style-name="ce7" table:formula="of:=2*(1+LOG(2;2)/LOG([.A18];2))" office:value-type="percentage" office:value="2.125" calcext:value-type="percentage">
            <text:p>212,50%</text:p>
          </table:table-cell>
          <table:table-cell table:style-name="ce5" office:value-type="float" office:value="9.562866" calcext:value-type="float">
            <text:p>9,562866</text:p>
          </table:table-cell>
          <table:table-cell table:style-name="ce7" table:formula="of:=[.E18]/[.E17]" office:value-type="percentage" office:value="4.27165192361038" calcext:value-type="percentage">
            <text:p>427,17%</text:p>
          </table:table-cell>
          <table:table-cell table:style-name="ce7" table:formula="of:=2*(2*[.D18]+1)/([.D18]+1)" office:value-type="percentage" office:value="3.36" calcext:value-type="percentage">
            <text:p>336,00%</text:p>
          </table:table-cell>
          <table:table-cell/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0.718103" calcext:value-type="float">
            <text:p>0,718103</text:p>
          </table:table-cell>
          <table:table-cell table:style-name="ce7" table:formula="of:=[.B19]/[.B18]" office:value-type="percentage" office:value="2.08358987601807" calcext:value-type="percentage">
            <text:p>208,36%</text:p>
          </table:table-cell>
          <table:table-cell table:style-name="ce7" table:formula="of:=2*(1+LOG(2;2)/LOG([.A19];2))" office:value-type="percentage" office:value="2.11764705882353" calcext:value-type="percentage">
            <text:p>211,76%</text:p>
          </table:table-cell>
          <table:table-cell table:style-name="ce5" office:value-type="float" office:value="40.136508" calcext:value-type="float">
            <text:p>40,136508</text:p>
          </table:table-cell>
          <table:table-cell table:style-name="ce7" table:formula="of:=[.E19]/[.E18]" office:value-type="percentage" office:value="4.19712123959491" calcext:value-type="percentage">
            <text:p>419,71%</text:p>
          </table:table-cell>
          <table:table-cell table:style-name="ce7" table:formula="of:=2*(2*[.D19]+1)/([.D19]+1)" office:value-type="percentage" office:value="3.35849056603774" calcext:value-type="percentage">
            <text:p>335,85%</text:p>
          </table:table-cell>
          <table:table-cell/>
        </table:table-row>
        <table:table-row table:style-name="ro2">
          <table:table-cell table:style-name="ce5" office:value-type="float" office:value="262144" calcext:value-type="float">
            <text:p>262144</text:p>
          </table:table-cell>
          <table:table-cell table:style-name="ce5" office:value-type="float" office:value="1.55556" calcext:value-type="float">
            <text:p>1,55556</text:p>
          </table:table-cell>
          <table:table-cell table:style-name="ce7" table:formula="of:=[.B20]/[.B19]" office:value-type="percentage" office:value="2.16620735465525" calcext:value-type="percentage">
            <text:p>216,62%</text:p>
          </table:table-cell>
          <table:table-cell table:style-name="ce7" table:formula="of:=2*(1+LOG(2;2)/LOG([.A20];2))" office:value-type="percentage" office:value="2.11111111111111" calcext:value-type="percentage">
            <text:p>211,11%</text:p>
          </table:table-cell>
          <table:table-cell table:style-name="ce5" office:value-type="float" office:value="182.756336" calcext:value-type="float">
            <text:p>182,756336</text:p>
          </table:table-cell>
          <table:table-cell table:style-name="ce7" table:formula="of:=[.E20]/[.E19]" office:value-type="percentage" office:value="4.55336911721369" calcext:value-type="percentage">
            <text:p>455,34%</text:p>
          </table:table-cell>
          <table:table-cell table:style-name="ce7" table:formula="of:=2*(2*[.D20]+1)/([.D20]+1)" office:value-type="percentage" office:value="3.35714285714286" calcext:value-type="percentage">
            <text:p>335,71%</text:p>
          </table:table-cell>
          <table:table-cell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2:33:40.985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53:44.084000000</meta:creation-date>
    <dc:date>2019-07-23T12:35:25.459000000</dc:date>
    <meta:editing-duration>PT2H1M29S</meta:editing-duration>
    <meta:editing-cycles>11</meta:editing-cycles>
    <meta:generator>LibreOffice/6.1.5.2$Windows_X86_64 LibreOffice_project/90f8dcf33c87b3705e78202e3df5142b201bd805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073cm" svg:height="11.025cm" xlink:href=".." xlink:type="simple" chart:class="chart:line" chart:style-name="ch1">
        <chart:legend chart:legend-position="bottom" svg:x="5.036cm" svg:y="10.426cm" style:legend-expansion="wide" chart:style-name="ch2"/>
        <chart:plot-area chart:style-name="ch3" table:cell-range-address="Φύλλο1.A3:Φύλλο1.A20 Φύλλο1.C2:Φύλλο1.D20 Φύλλο1.F2:Φύλλο1.G20" chart:data-source-has-labels="both" svg:x="0.641cm" svg:y="0.22cm" svg:width="30.791cm" svg:height="9.802cm">
          <chartooo:coordinate-region svg:x="2.241cm" svg:y="0.419cm" svg:width="28.634cm" svg:height="8.956cm"/>
          <chart:axis chart:dimension="x" chart:name="primary-x" chart:style-name="ch4" chartooo:axis-type="auto">
            <chartooo:date-scale/>
            <chart:categories table:cell-range-address="Φύλλο1.A3:Φύλλο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3:Φύλλο1.C20" chart:label-cell-address="Φύλλο1.C2:Φύλλο1.C2" chart:class="chart:line">
            <chart:data-point chart:repeated="18"/>
          </chart:series>
          <chart:series chart:style-name="ch8" chart:values-cell-range-address="Φύλλο1.D3:Φύλλο1.D20" chart:label-cell-address="Φύλλο1.D2:Φύλλο1.D2" chart:class="chart:line">
            <chart:data-point chart:repeated="18"/>
          </chart:series>
          <chart:series chart:style-name="ch9" chart:values-cell-range-address="Φύλλο1.F3:Φύλλο1.F20" chart:label-cell-address="Φύλλο1.F2:Φύλλο1.F2" chart:class="chart:line">
            <chart:data-point chart:repeated="18"/>
          </chart:series>
          <chart:series chart:style-name="ch10" chart:values-cell-range-address="Φύλλο1.G3:Φύλλο1.G20" chart:label-cell-address="Φύλλο1.G2:Φύλλο1.G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 Heap measured increase</text:p>
                <draw:g>
                  <svg:desc>Φύλλο1.C2:Φύλλο1.C2</svg:desc>
                </draw:g>
              </table:table-cell>
              <table:table-cell office:value-type="string">
                <text:p>BT Heap theoretical increase</text:p>
                <draw:g>
                  <svg:desc>Φύλλο1.D2:Φύλλο1.D2</svg:desc>
                </draw:g>
              </table:table-cell>
              <table:table-cell office:value-type="string">
                <text:p>LL Heap measured increase</text:p>
                <draw:g>
                  <svg:desc>Φύλλο1.F2:Φύλλο1.F2</svg:desc>
                </draw:g>
              </table:table-cell>
              <table:table-cell office:value-type="string">
                <text:p>LL Heap theoretical increase</text:p>
                <draw:g>
                  <svg:desc>Φύλλο1.G2:Φύλλο1.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Φύλλο1.A3:Φύλλο1.A20</svg:desc>
                </draw:g>
              </table:table-cell>
              <table:table-cell office:value-type="float" office:value="1">
                <text:p>1</text:p>
                <draw:g>
                  <svg:desc>Φύλλο1.C3:Φύλλο1.C20</svg:desc>
                </draw:g>
              </table:table-cell>
              <table:table-cell office:value-type="float" office:value="4">
                <text:p>4</text:p>
                <draw:g>
                  <svg:desc>Φύλλο1.D3:Φύλλο1.D20</svg:desc>
                </draw:g>
              </table:table-cell>
              <table:table-cell office:value-type="float" office:value="1">
                <text:p>1</text:p>
                <draw:g>
                  <svg:desc>Φύλλο1.F3:Φύλλο1.F20</svg:desc>
                </draw:g>
              </table:table-cell>
              <table:table-cell office:value-type="float" office:value="3.6">
                <text:p>3.6</text:p>
                <draw:g>
                  <svg:desc>Φύλλο1.G3:Φύλλο1.G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">
                <text:p>1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05882352941176">
                <text:p>2.05882352941176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8">
                <text:p>2.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66326530612245">
                <text:p>2.6632653061224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3.39130434782609">
                <text:p>3.391304347826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35632183908046">
                <text:p>2.35632183908046</text:p>
              </table:table-cell>
              <table:table-cell office:value-type="float" office:value="2.25">
                <text:p>2.25</text:p>
              </table:table-cell>
              <table:table-cell office:value-type="float" office:value="3.4">
                <text:p>3.4</text:p>
              </table:table-cell>
              <table:table-cell office:value-type="float" office:value="3.38461538461538">
                <text:p>3.3846153846153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43089430894309">
                <text:p>2.43089430894309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73856209150327">
                <text:p>3.73856209150327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123745819398">
                <text:p>2.3123745819398</text:p>
              </table:table-cell>
              <table:table-cell office:value-type="float" office:value="2.2">
                <text:p>2.2</text:p>
              </table:table-cell>
              <table:table-cell office:value-type="float" office:value="4.0506993006993">
                <text:p>4.050699300699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.20017356089095">
                <text:p>2.20017356089095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3.25679758308157">
                <text:p>3.25679758308157</text:p>
              </table:table-cell>
              <table:table-cell office:value-type="float" office:value="3.37142857142857">
                <text:p>3.371428571428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9485932158822">
                <text:p>1.948593215882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94473893453485">
                <text:p>3.94473893453485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29296268807773">
                <text:p>2.29296268807773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4.36416165552457">
                <text:p>4.36416165552457</text:p>
              </table:table-cell>
              <table:table-cell office:value-type="float" office:value="3.36585365853659">
                <text:p>3.3658536585365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.24735169491525">
                <text:p>2.2473516949152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4.00186285679096">
                <text:p>4.00186285679096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14401497891953">
                <text:p>2.1440149789195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4.30619919442019">
                <text:p>4.30619919442019</text:p>
              </table:table-cell>
              <table:table-cell office:value-type="float" office:value="3.36170212765957">
                <text:p>3.3617021276595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.10475306417827">
                <text:p>2.10475306417827</text:p>
              </table:table-cell>
              <table:table-cell office:value-type="float" office:value="2.125">
                <text:p>2.125</text:p>
              </table:table-cell>
              <table:table-cell office:value-type="float" office:value="4.27165192361038">
                <text:p>4.2716519236103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.08358987601807">
                <text:p>2.08358987601807</text:p>
              </table:table-cell>
              <table:table-cell office:value-type="float" office:value="2.11764705882353">
                <text:p>2.11764705882353</text:p>
              </table:table-cell>
              <table:table-cell office:value-type="float" office:value="4.19712123959491">
                <text:p>4.19712123959491</text:p>
              </table:table-cell>
              <table:table-cell office:value-type="float" office:value="3.35849056603774">
                <text:p>3.3584905660377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16620735465525">
                <text:p>2.16620735465525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4.55336911721369">
                <text:p>4.55336911721369</text:p>
              </table:table-cell>
              <table:table-cell office:value-type="float" office:value="3.35714285714286">
                <text:p>3.3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